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Planificador</text:span><text:span text:style-name="T1"><text:line-break/></text:span><text:span text:style-name="T1">Ciclos Formativos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Por Francisco Javier Florín Cárdenas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 Inicial" draw:style-name="dp1" draw:master-page-name="BLANK">
        <draw:frame draw:name="Shape 78" presentation:style-name="pr4" draw:text-style-name="P6" draw:layer="layout" svg:width="14.436cm" svg:height="2.132cm" svg:x="1.488cm" svg:y="1.978cm" presentation:class="title" presentation:user-transformed="true">
          <draw:text-box>
            <text:p text:style-name="P5"><text:span text:style-name="T3">Idea Inicial</text:span></text:p>
          </draw:text-box>
        </draw:frame>
        <draw:frame draw:name="Shape 79" presentation:style-name="pr4" draw:text-style-name="P6" draw:layer="layout" svg:width="14.436cm" svg:height="8.52cm" svg:x="1.488cm" svg:y="4.112cm" presentation:class="title" presentation:user-transformed="true">
          <draw:text-box>
            <text:list text:style-name="L4">
              <text:list-item>
                <text:p text:style-name="P7"><text:span text:style-name="T4">Plataforma de apoyo para las clases de cualquier asignatura</text:span><text:span text:style-name="T4"><text:line-break/></text:span><text:span text:style-name="T4">Ver y entregar asignaciones, autoevaluación del alumno, consultar temarios.</text:span><text:span text:style-name="T4"><text:line-break/></text:span><text:span text:style-name="T4">Adaptable a nuestras necesidades</text:span><text:span text:style-name="T4"><text:line-break/></text:span><text:span text:style-name="T4">Autocorrección de asignaciones</text:span><text:span text:style-name="T4"><text:line-break/></text:span><text:span text:style-name="T4">Implementación de serious games</text:span></text:p>
              </text:list-item>
            </text:list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s" draw:style-name="dp1" draw:master-page-name="BLANK">
        <draw:frame draw:name="Shape 84" presentation:style-name="pr4" draw:text-style-name="P6" draw:layer="layout" svg:width="14.436cm" svg:height="2.132cm" svg:x="1.488cm" svg:y="1.978cm" presentation:class="title" presentation:user-transformed="true">
          <draw:text-box>
            <text:p text:style-name="P5"><text:span text:style-name="T3">Tecnologías</text:span></text:p>
          </draw:text-box>
        </draw:frame>
        <draw:frame draw:name="Shape 85" presentation:style-name="pr4" draw:text-style-name="P6" draw:layer="layout" svg:width="14.436cm" svg:height="8.52cm" svg:x="1.488cm" svg:y="4.112cm" presentation:class="title" presentation:user-transformed="true">
          <draw:text-box>
            <text:list text:style-name="L4">
              <text:list-item>
                <text:p text:style-name="P7"><text:span text:style-name="T4">Lenguaje de programación Java</text:span><text:span text:style-name="T4"><text:line-break/></text:span><text:span text:style-name="T4">JavaFX para parte visual</text:span><text:span text:style-name="T4"><text:line-break/></text:span><text:span text:style-name="T4">Almacenamiento de datos en BD MySQL</text:span><text:span text:style-name="T4"><text:line-break/></text:span><text:span text:style-name="T4">Comunicación entre aplicación y BD mediante una Web API</text:span></text:p>
              </text:list-item>
            </text:list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3" presentation:class="page"/>
          <draw:frame draw:name="Shape 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s" draw:style-name="dp1" draw:master-page-name="BLANK">
        <draw:frame draw:name="Shape 90" presentation:style-name="pr4" draw:text-style-name="P6" draw:layer="layout" svg:width="14.436cm" svg:height="2.132cm" svg:x="1.488cm" svg:y="1.978cm" presentation:class="title" presentation:user-transformed="true">
          <draw:text-box>
            <text:p text:style-name="P5"><text:span text:style-name="T3">Tecnologías</text:span></text:p>
          </draw:text-box>
        </draw:frame>
        <draw:frame draw:name="Shape 91" presentation:style-name="pr4" draw:text-style-name="P6" draw:layer="layout" svg:width="14.436cm" svg:height="8.52cm" svg:x="1.488cm" svg:y="4.112cm" presentation:class="title" presentation:user-transformed="true">
          <draw:text-box>
            <text:list text:style-name="L4">
              <text:list-item>
                <text:p text:style-name="P7"><text:span text:style-name="T4">Retrofit, RxJava y Gson para comunicarse con la Web API</text:span><text:span text:style-name="T4"><text:line-break/></text:span><text:span text:style-name="T4">Altorouter para crear la Web API</text:span></text:p>
              </text:list-item>
            </text:list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4" presentation:class="page"/>
          <draw:frame draw:name="Shape 8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 ahora, veamos la aplicación." draw:style-name="dp1" draw:master-page-name="BLANK">
        <draw:frame draw:name="Shape 96" presentation:style-name="pr4" draw:text-style-name="P6" draw:layer="layout" svg:width="23.339cm" svg:height="2.132cm" svg:x="1.678cm" svg:y="6.331cm" presentation:class="title" presentation:user-transformed="true">
          <draw:text-box>
            <text:p text:style-name="P5"><text:span text:style-name="T3">Y ahora, veamos la aplicación.</text:span></text:p>
          </draw:text-box>
        </draw:frame>
        <draw:frame draw:name="Shape 97" presentation:style-name="pr4" draw:text-style-name="P6" draw:layer="layout" svg:width="14.436cm" svg:height="8.52cm" svg:x="1.488cm" svg:y="4.112cm" presentation:class="title" presentation:user-transformed="true">
          <draw:text-box>
            <text:p/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5" presentation:class="page"/>
          <draw:frame draw:name="Shape 9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Dev/5.1.0.3$Linux_X86_64 LibreOffice_project/</meta:generator>
  </office:meta>
</office:document-meta>
</file>